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Bold" svg:font-family="'???? CN Bold'"/>
    <style:font-face style:name="???? CN ExtraLight" svg:font-family="'???? CN ExtraLight'"/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2f953c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1c5ba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364c1b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38e114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42f9b5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officeooo:rsid="002163a3"/>
    </style:style>
    <style:style style:name="T21" style:family="text">
      <style:text-properties officeooo:rsid="002f953c"/>
    </style:style>
    <style:style style:name="T22" style:family="text">
      <style:text-properties officeooo:rsid="0031c5ba"/>
    </style:style>
    <style:style style:name="T23" style:family="text">
      <style:text-properties officeooo:rsid="00364c1b"/>
    </style:style>
    <style:style style:name="T24" style:family="text">
      <style:text-properties officeooo:rsid="0038e114"/>
    </style:style>
    <style:style style:name="T25" style:family="text">
      <style:text-properties officeooo:rsid="0042f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975_1826826792"/><text:bookmark-start text:name="__DdeLink__516_199362306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978_1826826792"/><text:bookmark-start text:name="__DdeLink__518_199362306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983_1826826792"/><text:bookmark-start text:name="__DdeLink__520_1993623062"/>申请<text:bookmark-end text:name="__DdeLink__520_1993623062"/>入住原因<text:bookmark-end text:name="__DdeLink__983_1826826792"/><text:tab/><text:tab/><text:tab/><text:tab/></text:p>
      <text:p text:style-name="P3"><text:tab/><text:tab/><text:tab/><text:tab/>字段名称_<text:span text:style-name="T4">6</text:span>:<text:bookmark-start text:name="__DdeLink__986_1826826792"/><text:bookmark-start text:name="__DdeLink__522_1993623062"/>住宿<text:bookmark-end text:name="__DdeLink__522_1993623062"/>负责人<text:bookmark-end text:name="__DdeLink__986_1826826792"/></text:p>
      <text:p text:style-name="P3"><text:tab/><text:tab/><text:tab/><text:tab/>字段名称_<text:span text:style-name="T4">7</text:span>:<text:bookmark-start text:name="__DdeLink__991_1826826792"/><text:bookmark-start text:name="__DdeLink__524_1993623062"/>福利<text:bookmark-end text:name="__DdeLink__524_1993623062"/>模块负责人审核<text:bookmark-end text:name="__DdeLink__991_1826826792"/></text:p>
      <text:p text:style-name="P3"><text:tab/><text:tab/><text:tab/><text:tab/>字段名称_<text:span text:style-name="T4">8</text:span>:<text:bookmark-start text:name="__DdeLink__994_1826826792"/><text:bookmark-start text:name="__DdeLink__526_199362306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996_1826826792"/><text:bookmark-start text:name="__DdeLink__528_1993623062"/>备注<text:bookmark-end text:name="__DdeLink__996_1826826792"/><text:bookmark-end text:name="__DdeLink__528_199362306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7</text:span>:<text:bookmark-start text:name="__DdeLink__524_19936230621"/>福利<text:bookmark-end text:name="__DdeLink__524_19936230621"/>模块负责人审核 <text:s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7</text:span>:<text:bookmark-start text:name="__DdeLink__524_199362306211"/>福利<text:bookmark-end text:name="__DdeLink__524_199362306211"/>模块负责人审核 <text:s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字段名称_<text:span text:style-name="T8">13</text:span>:模块责任人审核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tab/><text:tab/><text:tab/><text:tab/>字段名称_<text:span text:style-name="T2">2</text:span>:项目组 <text:s text:c="3"/>标签类型：文本框 必填</text:p>
      <text:p text:style-name="P9"><text:soft-page-break/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3</text:span>:模块责任人审核 <text:s/>标签类型：文本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2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3</text:span>:模块责任人审核 <text:s/>标签类型：文本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综合资源部核实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tab/><text:tab/><text:tab/><text:tab/>字段名称_<text:span text:style-name="T2">1</text:span>:地区 <text:s text:c="4"/>标签类型：文本框 必填</text:p>
      <text:p text:style-name="P12"><text:soft-page-break/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 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8</text:span>:综合资源部核实 <text:s text:c="3"/>标签类型：文本框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8</text:span>:综合资源部核实 <text:s text:c="3"/>标签类型：文本框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1"><text:tab/><text:tab/><text:tab/>功能名字_<text:span text:style-name="T19">5:审核</text:span> <text:s/>功能类型: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tab/><text:tab/><text:tab/><text:tab/>字段名称_<text:span text:style-name="T3">3</text:span>:宿舍地址</text:p>
      <text:p text:style-name="P16"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soft-page-break/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16"/>
      <text:p text:style-name="P20"><text:tab/><text:tab/>导航名_<text:span text:style-name="T20">5</text:span>:汇总表</text:p>
      <text:p text:style-name="P20"><text:tab/><text:tab/><text:tab/>功能名字_1:列表 <text:s/>功能类型:网格 (有网格/树形/编辑可选)</text:p>
      <text:p text:style-name="P20"><text:tab/><text:tab/><text:tab/><text:tab/><text:bookmark-start text:name="__DdeLink__1012_1826826792"/>字段名称_<text:span text:style-name="T2">1</text:span>:姓名</text:p>
      <text:p text:style-name="P20"><text:tab/><text:tab/><text:tab/><text:tab/>字段名称_<text:span text:style-name="T2">2</text:span>:员工编号</text:p>
      <text:p text:style-name="P20"><text:tab/><text:tab/><text:tab/><text:tab/>字段名称_<text:span text:style-name="T3">3</text:span>:岗位</text:p>
      <text:p text:style-name="P20"><text:tab/><text:tab/><text:tab/><text:tab/>字段名称_<text:span text:style-name="T3">4</text:span>:地区</text:p>
      <text:p text:style-name="P20"><text:tab/><text:tab/><text:tab/><text:tab/>字段名称_<text:span text:style-name="T4">5</text:span>:项目组<text:tab/><text:tab/></text:p>
      <text:p text:style-name="P20"><text:tab/><text:tab/><text:tab/><text:tab/>字段名称_<text:span text:style-name="T4">6</text:span>:入住宿舍`</text:p>
      <text:p text:style-name="P20"><text:tab/><text:tab/><text:tab/><text:tab/>字段名称_<text:span text:style-name="T4">7</text:span>:入住床位</text:p>
      <text:p text:style-name="P20"><text:tab/><text:tab/><text:tab/><text:tab/>字段名称_<text:span text:style-name="T4">8</text:span>:入住时间</text:p>
      <text:p text:style-name="P20"><text:tab/><text:tab/><text:tab/><text:tab/>字段名称_<text:span text:style-name="T4">9</text:span>:离宿时间</text:p>
      <text:p text:style-name="P20"><text:tab/><text:tab/><text:tab/><text:tab/>字段名称_<text:span text:style-name="T8">10</text:span>:领用/归还钥匙</text:p>
      <text:p text:style-name="P20"><text:tab/><text:tab/><text:tab/><text:tab/>字段名称_<text:span text:style-name="T8">11</text:span>:领用/归还床上用品<text:bookmark-end text:name="__DdeLink__1012_1826826792"/></text:p>
      <text:p text:style-name="P20"><text:tab/><text:tab/><text:tab/><text:tab/></text:p>
      <text:p text:style-name="P28"><text:tab/><text:span text:style-name="T21">2017-11-08修改：(</text:span>导航名_<text:span text:style-name="T25">2</text:span>:离宿申请那张表不要了的<text:span text:style-name="T21">)</text:span></text:p>
      <text:p text:style-name="P23"><text:tab/><text:tab/><text:tab/>导航下拉名_1:入住，离宿登记</text:p>
      <text:p text:style-name="P23"><text:soft-page-break/><text:tab/><text:tab/>导航名_1:住宿申请</text:p>
      <text:p text:style-name="P23"><text:tab/><text:tab/><text:tab/>功能名字_1:列表 <text:s/>功能类型:网格 (有网格/树形/编辑可选)</text:p>
      <text:p text:style-name="P23"><text:tab/><text:tab/><text:tab/><text:tab/>字段名称_<text:span text:style-name="T2">1</text:span>:<text:bookmark-start text:name="__DdeLink__970_18268267921"/>入住<text:bookmark-end text:name="__DdeLink__970_18268267921"/>床位</text:p>
      <text:p text:style-name="P23"><text:tab/><text:tab/><text:tab/><text:tab/>字段名称_<text:span text:style-name="T2">2</text:span>:<text:bookmark-start text:name="__DdeLink__972_18268267921"/>床上<text:bookmark-end text:name="__DdeLink__972_18268267921"/>三件套<text:span text:style-name="T21">(件)</text:span></text:p>
      <text:p text:style-name="P23"><text:tab/><text:tab/><text:tab/><text:tab/>字段名称_<text:span text:style-name="T3">3</text:span>:<text:bookmark-start text:name="__DdeLink__516_19936230622"/><text:bookmark-start text:name="__DdeLink__975_18268267921"/>被褥<text:bookmark-end text:name="__DdeLink__516_19936230622"/><text:bookmark-end text:name="__DdeLink__975_18268267921"/><text:span text:style-name="T21">(件)</text:span></text:p>
      <text:p text:style-name="P23"><text:tab/><text:tab/><text:tab/><text:tab/>字段名称_<text:span text:style-name="T3">4</text:span>:<text:bookmark-start text:name="__DdeLink__518_19936230622"/><text:bookmark-start text:name="__DdeLink__978_18268267921"/>床<text:bookmark-end text:name="__DdeLink__518_19936230622"/><text:bookmark-end text:name="__DdeLink__978_18268267921"/>垫</text:p>
      <text:p text:style-name="P23"><text:tab/><text:tab/><text:tab/><text:tab/>字段名称_<text:span text:style-name="T4">5</text:span>:<text:bookmark-start text:name="__DdeLink__983_18268267921"/>宿舍<text:bookmark-end text:name="__DdeLink__983_18268267921"/>钥匙<text:tab/><text:tab/><text:tab/><text:tab/></text:p>
      <text:p text:style-name="P23"><text:tab/><text:tab/><text:tab/><text:tab/>字段名称_<text:span text:style-name="T4">6</text:span>:<text:bookmark-start text:name="__DdeLink__522_19936230622"/><text:bookmark-start text:name="__DdeLink__986_18268267921"/>离宿<text:bookmark-end text:name="__DdeLink__522_19936230622"/><text:bookmark-end text:name="__DdeLink__986_18268267921"/>原因</text:p>
      <text:p text:style-name="P23"><text:tab/><text:tab/><text:tab/><text:tab/>字段名称_<text:span text:style-name="T4">7</text:span>:<text:bookmark-start text:name="__DdeLink__524_19936230622"/><text:bookmark-start text:name="__DdeLink__991_18268267921"/>离宿<text:bookmark-end text:name="__DdeLink__524_19936230622"/><text:bookmark-end text:name="__DdeLink__991_18268267921"/>时间</text:p>
      <text:p text:style-name="P23"><text:tab/><text:tab/><text:tab/><text:tab/>字段名称_<text:span text:style-name="T4">8</text:span>:<text:bookmark-start text:name="__DdeLink__526_19936230622"/><text:bookmark-start text:name="__DdeLink__994_18268267921"/>收费<text:bookmark-end text:name="__DdeLink__526_19936230622"/><text:bookmark-end text:name="__DdeLink__994_18268267921"/>金额</text:p>
      <text:p text:style-name="P23"><text:tab/><text:tab/><text:tab/><text:tab/>字段名称_<text:span text:style-name="T4">9</text:span>:<text:bookmark-start text:name="__DdeLink__996_18268267921"/><text:bookmark-start text:name="__DdeLink__528_19936230623"/>水电费<text:bookmark-end text:name="__DdeLink__996_18268267921"/><text:bookmark-end text:name="__DdeLink__528_19936230623"/>，燃气费总额</text:p>
      <text:p text:style-name="P23"><text:tab/><text:tab/><text:tab/><text:tab/>字段名称_<text:span text:style-name="T4">7</text:span>:<text:bookmark-start text:name="__DdeLink__991_182682679211"/><text:bookmark-start text:name="__DdeLink__524_199362306221"/>合计<text:bookmark-end text:name="__DdeLink__991_182682679211"/><text:bookmark-end text:name="__DdeLink__524_199362306221"/>总额</text:p>
      <text:p text:style-name="P23"><text:tab/><text:tab/><text:tab/><text:tab/>字段名称_<text:span text:style-name="T4">8</text:span>:<text:bookmark-start text:name="__DdeLink__526_199362306221"/><text:bookmark-start text:name="__DdeLink__994_182682679211"/>模块<text:bookmark-end text:name="__DdeLink__526_199362306221"/><text:bookmark-end text:name="__DdeLink__994_182682679211"/>负责人审核</text:p>
      <text:p text:style-name="P23"><text:tab/><text:tab/><text:tab/><text:tab/>字段名称_<text:span text:style-name="T4">9</text:span>:<text:bookmark-start text:name="__DdeLink__996_182682679211"/><text:bookmark-start text:name="__DdeLink__528_199362306231"/>审核<text:bookmark-end text:name="__DdeLink__996_182682679211"/><text:bookmark-end text:name="__DdeLink__528_199362306231"/>状态</text:p>
      <text:p text:style-name="P25"><text:tab/><text:tab/><text:tab/>功能名字_<text:span text:style-name="T22">2</text:span>:添加 <text:s/>功能类型:网格 (有网格/树形/编辑可选)</text:p>
      <text:p text:style-name="P25"><text:tab/><text:tab/><text:tab/><text:tab/>字段名称_<text:span text:style-name="T2">1</text:span>:<text:bookmark-start text:name="__DdeLink__970_182682679211"/>入住<text:bookmark-end text:name="__DdeLink__970_182682679211"/>床位 <text:s text:c="2"/>标签类型：数值框 必填</text:p>
      <text:p text:style-name="P25"><text:s/><text:tab/><text:tab/><text:tab/><text:tab/>字段名称_<text:span text:style-name="T2">2</text:span>:<text:bookmark-start text:name="__DdeLink__972_182682679211"/>床上<text:bookmark-end text:name="__DdeLink__972_182682679211"/>三件套<text:span text:style-name="T21">(件) <text:s text:c="2"/></text:span>标签类型：数值框 必填</text:p>
      <text:p text:style-name="P25"><text:tab/><text:tab/><text:tab/><text:tab/>字段名称_<text:span text:style-name="T3">3</text:span>:<text:bookmark-start text:name="__DdeLink__516_199362306221"/><text:bookmark-start text:name="__DdeLink__975_182682679211"/>被褥<text:bookmark-end text:name="__DdeLink__516_199362306221"/><text:bookmark-end text:name="__DdeLink__975_182682679211"/><text:span text:style-name="T21">(件) <text:s text:c="7"/></text:span>标签类型：数值框 必填</text:p>
      <text:p text:style-name="P25"><text:tab/><text:tab/><text:tab/><text:tab/>字段名称_<text:span text:style-name="T3">4</text:span>:<text:bookmark-start text:name="__DdeLink__518_199362306221"/><text:bookmark-start text:name="__DdeLink__978_182682679211"/>床<text:bookmark-end text:name="__DdeLink__518_199362306221"/><text:bookmark-end text:name="__DdeLink__978_182682679211"/>垫 <text:s text:c="11"/>标签类型：数值框 必填</text:p>
      <text:p text:style-name="P25"><text:tab/><text:tab/><text:tab/><text:tab/>字段名称_<text:span text:style-name="T4">5</text:span>:<text:bookmark-start text:name="__DdeLink__983_182682679211"/>宿舍<text:bookmark-end text:name="__DdeLink__983_182682679211"/>钥匙<text:tab/><text:tab/> 标签类型：文本框 必填</text:p>
      <text:p text:style-name="P25"><text:tab/><text:tab/><text:tab/><text:tab/>编辑同上</text:p>
      <text:p text:style-name="P26"><text:tab/><text:tab/><text:tab/>功能名字_<text:span text:style-name="T23">6</text:span>:申请离宿 <text:s/>功能类型:网格 (有网格/树形/编辑可选)</text:p>
      <text:p text:style-name="P26"><text:tab/><text:tab/><text:tab/><text:tab/>字段名称_<text:span text:style-name="T2">1</text:span>:<text:bookmark-start text:name="__DdeLink__986_182682679211"/><text:bookmark-start text:name="__DdeLink__522_199362306221"/>离宿<text:bookmark-end text:name="__DdeLink__986_182682679211"/><text:bookmark-end text:name="__DdeLink__522_199362306221"/>原因 <text:s text:c="2"/>标签类型：文本框 必填</text:p>
      <text:p text:style-name="P26"><text:s/><text:tab/><text:tab/><text:tab/><text:tab/>字段名称_<text:span text:style-name="T2">2</text:span>:<text:bookmark-start text:name="__DdeLink__991_182682679212"/><text:bookmark-start text:name="__DdeLink__524_199362306222"/>离宿<text:bookmark-end text:name="__DdeLink__991_182682679212"/><text:bookmark-end text:name="__DdeLink__524_199362306222"/>时间<text:span text:style-name="T21"> <text:s text:c="2"/></text:span>标签类型：日期框<text:span text:style-name="T23">(yyyy-MM-dd)</text:span> 必填</text:p>
      <text:p text:style-name="P26"><text:tab/><text:tab/><text:tab/><text:tab/>字段名称_<text:span text:style-name="T3">3</text:span>:<text:bookmark-start text:name="__DdeLink__994_182682679212"/><text:bookmark-start text:name="__DdeLink__526_199362306222"/>收费<text:bookmark-end text:name="__DdeLink__994_182682679212"/><text:bookmark-end text:name="__DdeLink__526_199362306222"/>金额<text:span text:style-name="T21"> <text:s text:c="7"/></text:span>标签类型：数值框 必填</text:p>
      <text:p text:style-name="P26"><text:tab/><text:tab/><text:tab/><text:tab/>字段名称_<text:span text:style-name="T3">4</text:span>:<text:bookmark-start text:name="__DdeLink__996_182682679212"/><text:bookmark-start text:name="__DdeLink__528_199362306232"/>水电费<text:bookmark-end text:name="__DdeLink__996_182682679212"/><text:bookmark-end text:name="__DdeLink__528_199362306232"/>，燃气费总额 <text:s text:c="6"/>标签类型：数值框 必填</text:p>
      <text:p text:style-name="P26"><text:tab/><text:tab/><text:tab/><text:tab/>字段名称_<text:span text:style-name="T4">5</text:span>:<text:bookmark-start text:name="__DdeLink__983_1826826792111"/>宿舍<text:bookmark-end text:name="__DdeLink__983_1826826792111"/>钥匙<text:tab/><text:tab/> 标签类型：文本框 必填</text:p>
      <text:p text:style-name="P27"><text:tab/><text:tab/><text:tab/>功能名字_<text:span text:style-name="T24">7</text:span>:离宿负责人审核 <text:s/>功能类型:网格 (有网格/树形/编辑可选)</text:p>
      <text:p text:style-name="P27"><text:tab/><text:tab/><text:tab/><text:tab/>字段名称_<text:span text:style-name="T4">8</text:span>:<text:bookmark-start text:name="__DdeLink__994_1826826792111"/><text:bookmark-start text:name="__DdeLink__526_1993623062211"/>模块<text:bookmark-end text:name="__DdeLink__994_1826826792111"/><text:bookmark-end text:name="__DdeLink__526_1993623062211"/>负责人审核 <text:s text:c="3"/>标签类型：文本框 必填</text:p>
      <text:p text:style-name="P27"><text:tab/><text:tab/><text:tab/><text:tab/>字段名称_<text:span text:style-name="T4">9</text:span>:<text:bookmark-start text:name="__DdeLink__528_1993623062311"/><text:bookmark-start text:name="__DdeLink__996_1826826792111"/>审核<text:bookmark-end text:name="__DdeLink__528_1993623062311"/><text:bookmark-end text:name="__DdeLink__996_1826826792111"/>状态 <text:s text:c="7"/>标签类型：下拉框<text:span text:style-name="T24">(通过/不通过)</text:span> 必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Bold" svg:font-family="'???? CN Bold'"/>
    <style:font-face style:name="???? CN ExtraLight" svg:font-family="'???? CN ExtraLight'"/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11-08T16:51:32.957178903</dc:date>
    <meta:editing-duration>PT3H55M59S</meta:editing-duration>
    <meta:editing-cycles>39</meta:editing-cycles>
    <meta:generator>LibreOffice/5.2.6.1$Linux_X86_64 LibreOffice_project/20$Build-1</meta:generator>
    <meta:document-statistic meta:table-count="0" meta:image-count="0" meta:object-count="0" meta:page-count="5" meta:paragraph-count="260" meta:word-count="4293" meta:character-count="6706" meta:non-whitespace-character-count="4868"/>
  </office:meta>
</office:document-meta>
</file>